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0in" svg:y="1.26214in" svg:width="13.33333in" svg:height="6.23786in" style:rel-width="scale" style:rel-height="scale">
          <draw:image xlink:href="media/image1.PNG" xlink:type="simple" xlink:show="embed" xlink:actuate="onLoad"/>
          <svg:title/>
          <svg:desc>Une image contenant texte

Description générée automatiquement</svg:desc>
        </draw:frame>
        <draw:frame draw:id="id64" draw:style-name="a382" draw:name="Image 6" svg:x="4.60958in" svg:y="0in" svg:width="3.82292in" svg:height="1.42708in" style:rel-width="scale" style:rel-height="scale">
          <draw:image xlink:href="media/image2.png" xlink:type="simple" xlink:show="embed" xlink:actuate="onLoad"/>
          <svg:title/>
          <svg:desc>Une image contenant clipart

Description générée automatiquement</svg:desc>
        </draw:frame>
      </draw:page>
      <draw:page draw:name="Slide3" draw:style-name="a383" draw:master-page-name="Master1-Layout2-obj-Titre-et-contenu" presentation:presentation-page-layout-name="Master1-PPL2" draw:id="Slide-258">
        <draw:frame draw:id="id65" presentation:style-name="a394" draw:name="Espace réservé du contenu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4" text:class-names="">Application<text:s text:c="1"/></text:span><text:span text:style-name="a385" text:class-names="">used</text:span><text:span text:style-name="a386" text:class-names=""><text:s text:c="1"/>to<text:s text:c="1"/></text:span><text:span text:style-name="a387" text:class-names="">create</text:span><text:span text:style-name="a388" text:class-names=""><text:s text:c="1"/>and<text:s text:c="1"/></text:span><text:span text:style-name="a389" text:class-names="">query</text:span><text:span text:style-name="a390" text:class-names=""><text:s text:c="1"/>a KG</text:span><text:span text:style-name="a391" text:class-names=""/></text:p>
              </text:list-item>
            </text:list>
          </draw:text-box>
          <svg:title/>
          <svg:desc/>
        </draw:frame>
        <draw:frame draw:id="id66" draw:style-name="a395" draw:name="Image 3" svg:x="3.81346in" svg:y="0.31068in" svg:width="3.82292in" svg:height="1.42708in" style:rel-width="scale" style:rel-height="scale">
          <draw:image xlink:href="media/image2.png" xlink:type="simple" xlink:show="embed" xlink:actuate="onLoad"/>
          <svg:title/>
          <svg:desc>Une image contenant clipart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Hadrien Rochu</meta:initial-creator>
    <dc:creator>Hadrien Rochu</dc:creator>
    <meta:creation-date>2022-03-16T12:37:23Z</meta:creation-date>
    <dc:date>2022-03-16T12:51:27Z</dc:date>
    <meta:editing-cycles>1</meta:editing-cycles>
    <meta:editing-duration>PT844S</meta:editing-duration>
    <meta:document-statistic meta:paragraph-count="1" meta:word-count="8"/>
  </office:meta>
</office:document-meta>
</file>